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6.152cm" fo:min-width="10.902cm"/>
    </style:style>
    <style:style style:name="gr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2.15cm" fo:min-width="16.7cm"/>
    </style:style>
    <style:style style:name="gr3" style:family="graphic" style:parent-style-name="standard">
      <style:graphic-properties draw:stroke="none" draw:fill="solid" draw:fill-color="#990000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67cm" fo:min-width="0.42cm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990000"/>
      <style:paragraph-properties fo:text-align="center"/>
    </style:style>
    <style:style style:name="P4" style:family="paragraph">
      <loext:graphic-properties draw:fill="solid" draw:fill-color="#b2b2b2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3.9cm" svg:height="8.9cm" svg:x="3.9cm" svg:y="11.1cm">
          <text:p/>
          <draw:enhanced-geometry svg:viewBox="0 0 21600 21600" draw:path-stretchpoint-x="10800" draw:path-stretchpoint-y="10800" draw:text-areas="?f3 ?f4 ?f5 ?f6" draw:type="round-rectangle" draw:modifiers="8095.449949443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7.2cm" svg:height="2.4cm" svg:x="2.3cm" svg:y="1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2cm" svg:x="13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7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3cm" svg:height="1.3cm" svg:x="13.3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3cm" svg:height="1.3cm" svg:x="7.3cm" svg:y="1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2T21:02:14.741993293</meta:creation-date>
    <dc:date>2021-08-22T21:11:00.396032546</dc:date>
    <meta:editing-duration>PT8M46S</meta:editing-duration>
    <meta:editing-cycles>1</meta:editing-cycles>
    <meta:document-statistic meta:object-count="6"/>
    <meta:generator>LibreOffice/6.4.7.2$Linux_X86_64 LibreOffice_project/40$Build-2</meta:generator>
  </office:meta>
</office:document-meta>
</file>